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5-09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58456" calcext:value-type="float">
            <text:p>274.1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5-07-2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34072" calcext:value-type="float">
            <text:p>274.1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5-05-0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31024" calcext:value-type="float">
            <text:p>274.1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5-02-2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2188" calcext:value-type="float">
            <text:p>274.1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5-01-0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6264" calcext:value-type="float">
            <text:p>274.1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4-10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76744" calcext:value-type="float">
            <text:p>274.1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4-08-0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76744" calcext:value-type="float">
            <text:p>274.1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4-06-28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0168" calcext:value-type="float">
            <text:p>274.1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4-04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6264" calcext:value-type="float">
            <text:p>274.1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4-02-29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9312" calcext:value-type="float">
            <text:p>274.1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3-12-1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52944" calcext:value-type="float">
            <text:p>274.2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3-09-26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31608" calcext:value-type="float">
            <text:p>274.2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3-06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00544" calcext:value-type="float">
            <text:p>274.1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3-02-0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12736" calcext:value-type="float">
            <text:p>274.1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2-11-1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88936" calcext:value-type="float">
            <text:p>274.1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2-09-0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34656" calcext:value-type="float">
            <text:p>274.2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2-05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64552" calcext:value-type="float">
            <text:p>274.1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2-01-2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438" calcext:value-type="float">
            <text:p>274.2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1-09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02296" calcext:value-type="float">
            <text:p>274.4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1-06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8096" calcext:value-type="float">
            <text:p>274.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1-03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90104" calcext:value-type="float">
            <text:p>274.3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0-12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98664" calcext:value-type="float">
            <text:p>274.2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0-09-0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77912" calcext:value-type="float">
            <text:p>274.3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0-06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52944" calcext:value-type="float">
            <text:p>274.2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20-02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59624" calcext:value-type="float">
            <text:p>274.3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9-12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34656" calcext:value-type="float">
            <text:p>274.2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9-08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52944" calcext:value-type="float">
            <text:p>274.2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9-06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92568" calcext:value-type="float">
            <text:p>274.2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9-03-1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80376" calcext:value-type="float">
            <text:p>274.2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8-12-0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10856" calcext:value-type="float">
            <text:p>274.3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8-08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5048" calcext:value-type="float">
            <text:p>274.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8-06-1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0476" calcext:value-type="float">
            <text:p>274.3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8-03-0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29144" calcext:value-type="float">
            <text:p>274.3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7-11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38288" calcext:value-type="float">
            <text:p>274.3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7-07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99248" calcext:value-type="float">
            <text:p>274.3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7-05-1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01712" calcext:value-type="float">
            <text:p>274.3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7-01-3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53528" calcext:value-type="float">
            <text:p>274.3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6-08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724" calcext:value-type="float">
            <text:p>274.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6-05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23632" calcext:value-type="float">
            <text:p>274.4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6-03-0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724" calcext:value-type="float">
            <text:p>274.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5-12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8764" calcext:value-type="float">
            <text:p>274.4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5-09-0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30312" calcext:value-type="float">
            <text:p>274.5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5-03-0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49184" calcext:value-type="float">
            <text:p>274.6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4-12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94904" calcext:value-type="float">
            <text:p>274.6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4-08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67472" calcext:value-type="float">
            <text:p>274.6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4-06-1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1144" calcext:value-type="float">
            <text:p>274.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4-01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60792" calcext:value-type="float">
            <text:p>274.5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3-12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32776" calcext:value-type="float">
            <text:p>274.4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3-09-1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3336" calcext:value-type="float">
            <text:p>274.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3-05-2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05928" calcext:value-type="float">
            <text:p>274.5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3-02-1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76032" calcext:value-type="float">
            <text:p>274.5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2-12-2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8576" calcext:value-type="float">
            <text:p>274.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2-08-3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1624" calcext:value-type="float">
            <text:p>274.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2-05-2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7908" calcext:value-type="float">
            <text:p>274.5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2-02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7908" calcext:value-type="float">
            <text:p>274.5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1-12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88224" calcext:value-type="float">
            <text:p>274.5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1-09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90688" calcext:value-type="float">
            <text:p>274.4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1-06-1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8764" calcext:value-type="float">
            <text:p>274.4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1-02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3336" calcext:value-type="float">
            <text:p>274.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57744" calcext:value-type="float">
            <text:p>274.5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81544" calcext:value-type="float">
            <text:p>274.4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10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15072" calcext:value-type="float">
            <text:p>274.5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18704" calcext:value-type="float">
            <text:p>274.6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8952" calcext:value-type="float">
            <text:p>274.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39456" calcext:value-type="float">
            <text:p>274.5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42504" calcext:value-type="float">
            <text:p>274.5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78496" calcext:value-type="float">
            <text:p>274.4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75448" calcext:value-type="float">
            <text:p>274.4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8764" calcext:value-type="float">
            <text:p>274.4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39456" calcext:value-type="float">
            <text:p>274.5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77912" calcext:value-type="float">
            <text:p>274.3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2668" calcext:value-type="float">
            <text:p>274.4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4192" calcext:value-type="float">
            <text:p>274.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08392" calcext:value-type="float">
            <text:p>274.4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3524" calcext:value-type="float">
            <text:p>274.3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32192" calcext:value-type="float">
            <text:p>274.3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0476" calcext:value-type="float">
            <text:p>274.3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19416" calcext:value-type="float">
            <text:p>274.2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676" calcext:value-type="float">
            <text:p>274.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22464" calcext:value-type="float">
            <text:p>274.2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5048" calcext:value-type="float">
            <text:p>274.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676" calcext:value-type="float">
            <text:p>274.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85888" calcext:value-type="float">
            <text:p>274.1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37704" calcext:value-type="float">
            <text:p>274.2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37704" calcext:value-type="float">
            <text:p>274.2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8284" calcext:value-type="float">
            <text:p>274.1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5236" calcext:value-type="float">
            <text:p>274.1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0664" calcext:value-type="float">
            <text:p>274.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3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9808" calcext:value-type="float">
            <text:p>274.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5236" calcext:value-type="float">
            <text:p>274.1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2188" calcext:value-type="float">
            <text:p>274.1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914" calcext:value-type="float">
            <text:p>274.0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2188" calcext:value-type="float">
            <text:p>274.1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13904" calcext:value-type="float">
            <text:p>274.3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40106482801</text:p>
          </table:table-cell>
          <table:table-cell office:value-type="string" calcext:value-type="string">
            <text:p>11N.01E.14.342 Paradise Road</text:p>
          </table:table-cell>
          <table:table-cell office:value-type="string" calcext:value-type="string">
            <text:p>200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77328" calcext:value-type="float">
            <text:p>274.2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